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margin-left="0.5in" fo:margin-right="0in" fo:text-align="justify" style:justify-single-word="false"/>
      <style:text-properties fo:font-size="14pt" style:font-size-asian="14pt" style:font-size-complex="14pt"/>
    </style:style>
    <style:style style:name="P4" style:family="paragraph" style:parent-style-name="Standard">
      <style:paragraph-properties fo:margin-left="0.25in" fo:margin-right="0in" fo:text-align="justify" style:justify-single-word="false"/>
      <style:text-properties fo:font-size="14pt" style:font-size-asian="14pt" style:font-size-complex="14pt"/>
    </style:style>
    <style:style style:name="P5" style:family="paragraph" style:parent-style-name="Standard" style:list-style-name="WW8Num1">
      <style:paragraph-properties fo:text-align="justify" style:justify-single-word="false"/>
      <style:text-properties fo:font-size="14pt" style:font-size-asian="14pt" style:font-size-complex="14pt"/>
    </style:style>
    <style:style style:name="P6" style:family="paragraph" style:parent-style-name="Standard" style:list-style-name="WW8Num2">
      <style:paragraph-properties fo:text-align="justify" style:justify-single-word="false"/>
      <style:text-properties fo:font-size="14pt" fo:font-style="italic" style:font-size-asian="14pt" style:font-style-asian="italic" style:font-size-complex="14pt"/>
    </style:style>
    <style:style style:name="P7"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shadow="none"/>
      <style:text-properties fo:font-size="14pt" fo:font-style="italic" style:font-size-asian="14pt" style:font-style-asian="italic" style:font-size-complex="14pt"/>
    </style:style>
    <style:style style:name="P8" style:family="paragraph" style:parent-style-name="Standard">
      <style:paragraph-properties fo:margin-left="0.25in" fo:margin-right="0in" fo:text-align="justify" style:justify-single-word="false"/>
      <style:text-properties fo:font-size="14pt" fo:language="ru" fo:country="RU" style:font-size-asian="14pt" style:font-size-complex="14pt" style:language-complex="ar" style:country-complex="SA"/>
    </style:style>
    <style:style style:name="P9" style:family="paragraph" style:parent-style-name="Standard">
      <style:paragraph-properties fo:margin-left="0.25in" fo:margin-right="0in" fo:text-align="justify" style:justify-single-word="false"/>
      <style:text-properties fo:font-size="14pt" fo:language="ru" fo:country="RU" officeooo:paragraph-rsid="00105c3b" style:font-size-asian="14pt" style:font-size-complex="14pt" style:language-complex="ar" style:country-complex="SA"/>
    </style:style>
    <style:style style:name="P10" style:family="paragraph" style:parent-style-name="Standard" style:list-style-name="WW8Num2">
      <style:paragraph-properties fo:text-align="justify" style:justify-single-word="false"/>
    </style:style>
    <style:style style:name="P11" style:family="paragraph" style:parent-style-name="Standard" style:list-style-name="WW8Num1">
      <style:paragraph-properties fo:text-align="justify" style:justify-single-word="false"/>
    </style:style>
    <style:style style:name="P12" style:family="paragraph" style:parent-style-name="Standard">
      <style:paragraph-properties fo:margin-left="0.5in" fo:margin-right="0in" fo:text-align="justify" style:justify-single-word="false"/>
    </style:style>
    <style:style style:name="P13" style:family="paragraph" style:parent-style-name="Standard">
      <style:paragraph-properties fo:margin-left="0.25in" fo:margin-right="0in" fo:text-align="justify" style:justify-single-word="false"/>
    </style:style>
    <style:style style:name="P14" style:family="paragraph" style:parent-style-name="Standard">
      <style:paragraph-properties fo:margin-left="0.25in" fo:margin-right="0in" fo:text-align="center" style:justify-single-word="false"/>
      <style:text-properties fo:language="ru" fo:country="RU" style:language-complex="ar" style:country-complex="SA"/>
    </style:style>
    <style:style style:name="P15" style:family="paragraph" style:parent-style-name="Абзац_20_списка">
      <style:text-properties fo:font-size="14pt"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12f2c0" style:font-size-asian="14pt" style:font-size-complex="14pt"/>
    </style:style>
    <style:style style:name="T4" style:family="text">
      <style:text-properties fo:font-size="14pt" fo:font-style="italic" style:font-size-asian="14pt" style:font-style-asian="italic" style:font-size-complex="14pt"/>
    </style:style>
    <style:style style:name="T5" style:family="text">
      <style:text-properties officeooo:rsid="00105c3b"/>
    </style:style>
    <style:style style:name="T6" style:family="text">
      <style:text-properties officeooo:rsid="0012246d"/>
    </style:style>
    <style:style style:name="T7" style:family="text">
      <style:text-properties officeooo:rsid="0012f2c0"/>
    </style:style>
    <style:style style:name="T8" style:family="text">
      <style:text-properties fo:font-size="16pt" fo:font-weight="bold" style:font-size-asian="16pt" style:font-weight-asian="bold" style:font-size-complex="16pt" style:font-weight-complex="bold"/>
    </style:style>
    <style:style style:name="T9" style:family="text">
      <style:text-properties officeooo:rsid="001350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8">Роль выдающейся личности в историческом процессе</text:span></text:p>
      <text:p text:style-name="P8"/>
      <text:p text:style-name="P8"><text:tab/><text:span text:style-name="T5">Каждый человек является частью истории человечества. Но далеко не каждое имя становится предметом дискуссии, отражается в памяти людей и остаётся на страницах истории. Думаю, любому известны такие имена, как Пифагор, Александр Македонский, Наполеон Бонапарт, Адольф Гитлер, Владимир Ленин, Карл Фридрих Гаусс, Альберт Эйнштейн или Людвиг ван Бетховен. Это всё примеры выдающихся личностей. Какие-то вызывают у нас восхищение, какие-то страх. Кто-то созидал великое, а кто-то это разрушал. Но возникает вопрос, действительно ли выдающиеся личности определяли ход истории, или он уже давно предопределён и люди являются лишь исполнителями, которых вполне можно было заменить?</text:span></text:p>
      <text:p text:style-name="P8"><text:tab/></text:p>
      <text:p text:style-name="P9"><text:tab/><text:span text:style-name="T5">Существует два основных взгляда на эту тему. Исторический детерм</text:span><text:span text:style-name="T9">и</text:span><text:span text:style-name="T5">низм, который описывал, например, Карл Маркс, говорит о том, что ход истории определяется экономическими условиями и классовой борьбой. Маркс считал, что победа коммунизма неизбежна и является естественным результатом исторического развития. Люди в историческом детерм</text:span><text:span text:style-name="T9">и</text:span><text:span text:style-name="T5">низме имеют второстепенную роль. С другой стороны, исторический реализм несёт в себе противоположную точку зрения. Как описывал Томас Карлейль, история — это биография великих людей. Вожди собирают вокруг себя массы и пытаются осуществить свои идеалы. Я считаю, что именно исторический реализм правильно отвечает на вопрос о роли выдающейся личности в историческом процессе.</text:span></text:p>
      <text:p text:style-name="P9"><text:tab/></text:p>
      <text:p text:style-name="P9"><text:tab/>Владимир Ильич Ленин, российский революционер и политический деятель, стал ключевой фигурой в событиях, приведших к Октябрьской революции 1917 года и созданию Советского Союза. <text:span text:style-name="T5">У него были сильные идеалы и собственный взгляд на мир, который он, во многом, почерпнул из трудов Карла Маркса. Несмотря на то, что он сам был сторонником исторического детерм</text:span><text:span text:style-name="T9">и</text:span><text:span text:style-name="T5">низма, я думаю, что если предположить, что было бы, если бы Ленин не существовал, тут же ставится вопрос об образовании Советского Союза. Конечно, история не любит сослагательных наклонений, и очень тяжело говорить об альтернативном её ходе. Но одну вещь можно сказать точно — появление Советского Союза не было предрешено в ходе истории, он является результатом пол</text:span><text:span text:style-name="T6">итических амбиций В. И. Ленина, ведь впоследствии никакой победы коммунизма не произошло, а российское государство вернулось к капитализму.</text:span></text:p>
      <text:p text:style-name="P9"/>
      <text:p text:style-name="P9"><text:tab/><text:span text:style-name="T6">Другой пример — Наполеон Бонапарт. </text:span><text:span text:style-name="T7">Его амбиции привели к многочисленным завоеваниям и образованию Французской Империи, что значительно повлияло на всю Европу. Так же стоит отметить, что некоторые из его реформ, такие как Кодекс Наполеона, оказали влияние </text:span><text:soft-page-break/><text:span text:style-name="T7">на многие </text:span><text:span text:style-name="T9">другие </text:span><text:span text:style-name="T7">страны и стали основой для современного законодательства. Влияние Наполеона на ход мировых исторических процессов действительно сложно переоценить.</text:span></text:p>
      <text:p text:style-name="P9"/>
      <text:p text:style-name="P9"><text:tab/><text:span text:style-name="T7">По этим причинам я считаю, что исторический детерм</text:span><text:span text:style-name="T9">и</text:span><text:span text:style-name="T7">низм не отражает действительность. В мире существует очень много других примеров, в которых на ход истории повлияли именно амбиции отдельных людей: вывод России на новый политический уровень Петром I; большая война в Европе, развязанная Адольфом Гитлером за его собственные идеалы, которая унесла жизни десятков миллионов людей; <text:s/></text:span><text:span text:style-name="T9">экономическое</text:span><text:span text:style-name="T7"> чудо Сингапура, произошедшее благодаря </text:span><text:span text:style-name="T9">сильной руке </text:span><text:span text:style-name="T7">Ли Куан Ю; и многие другие. Можно долго разбирать различные примеры, их неисчислимое количество. Это в очередной раз доказывает, что выдающая личность играет главную роль в историческом процессе.</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Абзац_20_списка" style:display-name="Абзац списка" style:family="paragraph" style:parent-style-name="Standard">
      <style:paragraph-properties fo:margin-left="0.491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WW8Num1z0" style:family="text"/>
    <style:style style:name="WW8Num2z0" style:family="text"/>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Творческие задания (до 10 баллов)</dc:title>
    <dc:subject/>
    <meta:keyword/>
    <dc:description/>
    <meta:initial-creator>Ляля</meta:initial-creator>
    <meta:creation-date>2014-04-13T13:43:00</meta:creation-date>
    <dc:date>2024-05-26T22:09:04.615134176</dc:date>
    <meta:editing-cycles>14</meta:editing-cycles>
    <meta:editing-duration>PT11H37M46S</meta:editing-duration>
    <meta:generator>LibreOffice/7.6.6.3$Linux_X86_64 LibreOffice_project/60$Build-3</meta:generator>
    <meta:document-statistic meta:table-count="0" meta:image-count="0" meta:object-count="0" meta:page-count="2" meta:paragraph-count="8" meta:word-count="455" meta:character-count="3356" meta:non-whitespace-character-count="2896"/>
  </office:meta>
</office:document-meta>
</file>